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  <style:font-face style:name="essio1" svg:font-family="essio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5.945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M" style:family="table-column">
      <style:table-column-properties style:column-width="0.4701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1"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8" style:family="paragraph" style:parent-style-name="normal">
      <style:text-properties style:font-name="essiah1" fo:font-size="28pt" style:font-name-asian="essiah2" style:font-size-asian="28pt" style:font-name-complex="essiah2" style:font-size-complex="28pt"/>
    </style:style>
    <style:style style:name="P9" style:family="paragraph" style:parent-style-name="normal">
      <style:text-properties style:font-name="essiah1" fo:font-size="28pt" style:font-size-asian="28pt" style:font-size-complex="28pt"/>
    </style:style>
    <style:style style:name="P10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11" style:family="paragraph" style:parent-style-name="normal">
      <style:text-properties style:font-name="essiah1" fo:font-size="28pt" style:text-underline-style="none" style:font-name-asian="essiah2" style:font-size-asian="28pt" style:font-name-complex="essiah2" style:font-size-complex="28pt"/>
    </style:style>
    <style:style style:name="P12" style:family="paragraph" style:parent-style-name="normal">
      <style:text-properties style:font-name="Bodoni 72"/>
    </style:style>
    <style:style style:name="P13" style:family="paragraph" style:parent-style-name="normal">
      <style:text-properties style:font-name="Bodoni 72" fo:font-size="12pt" style:font-size-asian="12pt" style:font-size-complex="12pt"/>
    </style:style>
    <style:style style:name="P1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1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1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18" style:family="paragraph" style:parent-style-name="normal">
      <style:text-properties style:font-name="Bodoni 72" fo:font-size="16pt" style:font-size-asian="16pt" style:font-size-complex="16pt"/>
    </style:style>
    <style:style style:name="P1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2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21" style:family="paragraph" style:parent-style-name="normal">
      <style:text-properties style:font-name="Liberation Mono" fo:font-size="20pt" style:font-size-asian="20pt" style:font-size-complex="20pt"/>
    </style:style>
    <style:style style:name="P22" style:family="paragraph" style:parent-style-name="normal">
      <style:text-properties style:font-name="Essiah"/>
    </style:style>
    <style:style style:name="P23" style:family="paragraph" style:parent-style-name="normal">
      <style:text-properties style:font-name="Essiah" fo:font-size="28pt" style:font-size-asian="28pt" style:font-size-complex="28pt"/>
    </style:style>
    <style:style style:name="P24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8pt" style:font-size-asian="28pt" style:font-size-complex="28pt"/>
    </style:style>
    <style:style style:name="P25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26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7" style:family="paragraph" style:parent-style-name="normal">
      <style:text-properties fo:color="#000000" style:font-name="essiah1" fo:font-size="28pt" style:text-underline-style="none" style:font-name-asian="essiah2" style:font-size-asian="28pt" style:font-name-complex="essiah2" style:font-size-complex="28pt"/>
    </style:style>
    <style:style style:name="P28" style:family="paragraph" style:parent-style-name="normal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P29" style:family="paragraph" style:parent-style-name="normal">
      <style:text-properties fo:font-size="28pt" style:font-size-asian="28pt" style:font-size-complex="28pt"/>
    </style:style>
    <style:style style:name="P30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31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32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33" style:family="paragraph" style:parent-style-name="normal">
      <style:text-properties fo:font-size="16pt" style:text-underline-style="none" style:font-size-asian="16pt" style:font-size-complex="16pt"/>
    </style:style>
    <style:style style:name="P34" style:family="paragraph" style:parent-style-name="normal">
      <style:text-properties fo:font-size="24pt" style:font-size-asian="24pt" style:font-size-complex="24pt"/>
    </style:style>
    <style:style style:name="P3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8pt" style:font-size-asian="28pt" style:font-size-complex="28pt"/>
    </style:style>
    <style:style style:name="P3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3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3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3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4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41" style:family="paragraph" style:parent-style-name="Heading_20_1">
      <style:text-properties style:font-name="Bodoni 72"/>
    </style:style>
    <style:style style:name="P42" style:family="paragraph" style:parent-style-name="Heading_20_2">
      <style:text-properties style:font-name="Bodoni 72"/>
    </style:style>
    <style:style style:name="P43" style:family="paragraph" style:parent-style-name="Title" style:master-page-name="Standard">
      <style:paragraph-properties style:page-number="1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essiah1" fo:font-size="28pt" style:font-size-asian="28pt" style:font-size-complex="28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essiah1" fo:font-size="28pt" style:text-underline-style="none" fo:font-weight="normal" style:font-size-asian="28pt" style:font-weight-asian="normal" style:font-size-complex="28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6pt" style:font-size-asian="16pt" style:font-size-complex="16pt"/>
    </style:style>
    <style:style style:name="P57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  <style:text-properties fo:font-size="16pt" style:font-size-asian="16pt" style:font-size-complex="16pt"/>
    </style:style>
    <style:style style:name="P58" style:family="paragraph" style:parent-style-name="Standard">
      <style:paragraph-properties fo:text-align="start" style:justify-single-word="false" style:writing-mode="lr-tb"/>
      <style:text-properties fo:font-size="28pt" style:font-size-asian="28pt" style:font-size-complex="28pt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T1" style:family="text">
      <style:text-properties style:font-name="essiah"/>
    </style:style>
    <style:style style:name="T2" style:family="text">
      <style:text-properties style:font-name="essiah" style:text-underline-style="none"/>
    </style:style>
    <style:style style:name="T3" style:family="text">
      <style:text-properties style:font-name="essiah" style:text-underline-style="none" fo:font-weight="normal" style:font-weight-asian="normal" style:font-weight-complex="normal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7" style:family="text">
      <style:text-properties style:font-name="essiah" style:font-name-asian="essiah2" style:font-name-complex="essiah2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eXsE" style:text-underline-style="none" style:font-name-asian="eXsE1" style:font-name-complex="eXsE1"/>
    </style:style>
    <style:style style:name="T10" style:family="text">
      <style:text-properties fo:color="#000000" style:font-name="essiah" style:text-underline-style="none" style:font-name-asian="essiah2" style:font-name-complex="essiah2" loext:opacity="100%"/>
    </style:style>
    <style:style style:name="T11" style:family="text">
      <style:text-properties fo:color="#000000" style:font-name="essiah" style:text-underline-style="none" style:font-name-asian="essiah2" style:font-name-complex="essiah2" loext:opacity="100%"/>
    </style:style>
    <style:style style:name="T12" style:family="text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T13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4" style:family="text">
      <style:text-properties fo:color="#000000" style:text-underline-style="none" style:font-name-asian="essiah2" style:font-name-complex="essiah2" loext:opacity="100%"/>
    </style:style>
    <style:style style:name="T15" style:family="text">
      <style:text-properties fo:color="#000000" style:text-underline-style="none" style:font-name-asian="essiah2" style:font-name-complex="essiah2" loext:opacity="100%"/>
    </style:style>
    <style:style style:name="T16" style:family="text">
      <style:text-properties fo:color="#000000" fo:font-weight="bold" style:font-name-asian="essiah2" style:font-weight-asian="bold" style:font-name-complex="essiah2" style:font-weight-complex="bold"/>
    </style:style>
    <style:style style:name="T17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8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Verdana1" style:font-style-asian="normal" style:font-weight-asian="normal" style:font-name-complex="Verdana1" loext:opacity="100%" loext:char-shading-value="0"/>
    </style:style>
    <style:style style:name="T19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20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1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2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4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5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6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7" style:family="text">
      <style:text-properties style:font-name-asian="essiah2" style:font-name-complex="essiah2"/>
    </style:style>
    <style:style style:name="T28" style:family="text">
      <style:text-properties fo:color="#808080" style:font-name-asian="essiah2" style:font-name-complex="essiah2" loext:opacity="100%"/>
    </style:style>
    <style:style style:name="T29" style:family="text">
      <style:text-properties fo:color="#808080" fo:font-weight="bold" style:font-name-asian="essiah2" style:font-weight-asian="bold" style:font-name-complex="essiah2" style:font-weight-complex="bold"/>
    </style:style>
    <style:style style:name="T30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31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2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3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DejaVu Sans" fo:font-weight="normal" style:font-weight-asian="normal" style:font-weight-complex="normal"/>
    </style:style>
    <style:style style:name="T36" style:family="text">
      <style:text-properties style:use-window-font-color="true" style:font-name="DejaVu Sans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7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8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9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0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1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42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3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4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style:font-name-asian="essiah2" style:font-name-complex="essiah2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style:text-underline-style="none" style:font-name-asian="Verdana1" style:font-name-complex="Verdana1"/>
    </style:style>
    <style:style style:name="T49" style:family="text"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T50" style:family="text">
      <style:text-properties style:font-name="DejaVu Sans1" fo:font-weight="normal" style:font-weight-asian="normal" style:font-weight-complex="normal"/>
    </style:style>
    <style:style style:name="T51" style:family="text">
      <style:text-properties style:font-name-asian="eXsE1" style:font-name-complex="eXsE1"/>
    </style:style>
    <style:style style:name="T52" style:family="text">
      <style:text-properties fo:font-weight="bold" style:font-name-asian="essiah2" style:font-weight-asian="bold" style:font-name-complex="essiah2" style:font-weight-complex="bold"/>
    </style:style>
    <style:style style:name="T53" style:family="text">
      <style:text-properties fo:font-size="28pt" fo:font-weight="normal" style:font-size-asian="28pt" style:font-weight-asian="normal" style:font-size-complex="28pt" style:font-weight-complex="normal"/>
    </style:style>
    <style:style style:name="T54" style:family="text">
      <style:text-properties fo:font-size="28pt" style:text-underline-style="none" style:font-name-asian="essiah2" style:font-size-asian="28pt" style:font-name-complex="essiah2" style:font-size-complex="28pt"/>
    </style:style>
    <style:style style:name="T55" style:family="text">
      <style:text-properties style:font-name="Bodoni 72" fo:font-size="16pt" style:text-underline-style="none" style:font-size-asian="16pt" style:font-size-complex="16pt"/>
    </style:style>
    <style:style style:name="T56" style:family="text">
      <style:text-properties style:font-name="Bodoni 72" style:font-name-asian="Verdana1" style:font-name-complex="Verdana1"/>
    </style:style>
    <style:style style:name="T57" style:family="text">
      <style:text-properties fo:font-size="16pt" style:font-size-asian="16pt" style:font-size-complex="16pt"/>
    </style:style>
    <style:style style:name="T58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59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60" style:family="text">
      <style:text-properties style:font-name="Essiah" fo:font-size="28pt" style:text-underline-style="none" style:font-size-asian="28pt" style:font-size-complex="28pt"/>
    </style:style>
    <style:style style:name="T61" style:family="text">
      <style:text-properties style:font-name-asian="Verdana1" style:font-name-complex="Verdana1"/>
    </style:style>
    <style:style style:name="T62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essEo</text:p>
      <text:p text:style-name="P41">Alphabet</text:p>
      <text:p text:style-name="P10">oOYwW</text:p>
      <text:p text:style-name="P10">eaui EAUI</text:p>
      <text:p text:style-name="P10">cnms gjlr</text:p>
      <text:p text:style-name="P10">ftdp CHTS</text:p>
      <text:p text:style-name="P8"><text:span text:style-name="T34">bLvz hZXN</text:span></text:p>
      <text:p text:style-name="P41">Letter Names</text:p>
      <text:p text:style-name="P21"><text:span text:style-name="T52">o</text:span><text:span text:style-name="T27"> <text:s text:c="2"/></text:span><text:span text:style-name="T52">ō</text:span><text:span text:style-name="T27"> <text:s text:c="2"/></text:span><text:span text:style-name="T52">ü</text:span><text:span text:style-name="T27"> <text:s text:c="2"/></text:span><text:span text:style-name="T52">ö</text:span><text:span text:style-name="T27"> <text:s text:c="2"/></text:span><text:span text:style-name="T16">ʊ</text:span></text:p>
      <text:p text:style-name="P21"><text:span text:style-name="T31">b</text:span><text:span text:style-name="T52">e <text:s/></text:span><text:span text:style-name="T31">l</text:span><text:span text:style-name="T52">a <text:s/></text:span><text:span text:style-name="T31">v</text:span><text:span text:style-name="T52">u <text:s/></text:span><text:span text:style-name="T31">z</text:span><text:span text:style-name="T52">i <text:s/>ē</text:span><text:span text:style-name="T27"> <text:s text:c="2"/></text:span><text:span text:style-name="T17">ā</text:span><text:span text:style-name="T27"> <text:s text:c="2"/></text:span><text:span text:style-name="T52">ū</text:span><text:span text:style-name="T27"> <text:s text:c="2"/></text:span><text:span text:style-name="T52">ī</text:span></text:p>
      <text:p text:style-name="P21"><text:span text:style-name="T52">k</text:span><text:span text:style-name="T31">ō</text:span><text:span text:style-name="T28"> <text:s/></text:span><text:span text:style-name="T17">n</text:span><text:span text:style-name="T24">ō</text:span><text:span text:style-name="T28"> <text:s/></text:span><text:span text:style-name="T17">m</text:span><text:span text:style-name="T28">ā</text:span><text:span text:style-name="T27"> <text:s/></text:span><text:span text:style-name="T52">s</text:span><text:span text:style-name="T28">ā <text:s/></text:span><text:span text:style-name="T17">g</text:span><text:span text:style-name="T24">ō</text:span><text:span text:style-name="T28"> <text:s/></text:span><text:span text:style-name="T17">j</text:span><text:span text:style-name="T24">ō</text:span><text:span text:style-name="T28"> <text:s/></text:span><text:span text:style-name="T17">l</text:span><text:span text:style-name="T28">ā <text:s/></text:span><text:span text:style-name="T17">r</text:span><text:span text:style-name="T24">ā</text:span><text:span text:style-name="T28"> <text:s text:c="2"/></text:span></text:p>
      <text:p text:style-name="P21"><text:span text:style-name="T23">f</text:span><text:span text:style-name="T24">ō</text:span><text:span text:style-name="T26"> <text:s/></text:span><text:span text:style-name="T23">t</text:span><text:span text:style-name="T24">ō</text:span><text:span text:style-name="T26"> <text:s/></text:span><text:span text:style-name="T52">d</text:span><text:span text:style-name="T31">ā</text:span><text:span text:style-name="T29"> <text:s/></text:span><text:span text:style-name="T52">p</text:span><text:span text:style-name="T31">ā</text:span><text:span text:style-name="T31"> <text:s/></text:span><text:span text:style-name="T17">ch</text:span><text:span text:style-name="T31">ō</text:span><text:span text:style-name="T30"> </text:span><text:span text:style-name="T23">θ</text:span><text:span text:style-name="T24">ō</text:span><text:span text:style-name="T22"> <text:s/></text:span><text:span text:style-name="T23">∂</text:span><text:span text:style-name="T26">ā <text:s/></text:span><text:span text:style-name="T17">sh</text:span><text:span text:style-name="T26">ā</text:span></text:p>
      <text:p text:style-name="P21"><text:span text:style-name="T17">b</text:span><text:span text:style-name="T24">ō</text:span><text:span text:style-name="T30"> <text:s/></text:span><text:span text:style-name="T17">ḻ</text:span><text:span text:style-name="T24">ō</text:span><text:span text:style-name="T30"> <text:s/></text:span><text:span text:style-name="T17">v</text:span><text:span text:style-name="T31">ā</text:span><text:span text:style-name="T30"> <text:s/></text:span><text:span text:style-name="T17">z</text:span><text:span text:style-name="T31">ā</text:span><text:span text:style-name="T30"> <text:s/></text:span><text:span text:style-name="T17">h</text:span><text:span text:style-name="T31">ō</text:span><text:span text:style-name="T31"> <text:s/></text:span><text:span text:style-name="T17">zh</text:span><text:span text:style-name="T24">ō </text:span><text:span text:style-name="T24">ā</text:span><text:span text:style-name="T17">ng </text:span><text:span text:style-name="T23">xh</text:span><text:span text:style-name="T24">ā</text:span></text:p>
      <text:p text:style-name="P41">Basics</text:p>
      <text:p text:style-name="P18">The default order is Subject-Verb-Object, but any arrangement is allowed with the use of markers.</text:p>
      <text:p text:style-name="P19"/>
      <text:p text:style-name="P18">The subject and object are optional. When no subject is given, 1st person singular is assumed.</text:p>
      <text:p text:style-name="P19"/>
      <text:p text:style-name="P13"><text:span text:style-name="T57">Modifiers follow their target (i.e. "ball the red").</text:span><text:span text:style-name="T46"><text:tab/></text:span></text:p>
      <text:p text:style-name="P41"><text:soft-page-break/>Articles</text:p>
      <text:p text:style-name="P18">Indefinite Singular</text:p>
      <text:p text:style-name="P23">-</text:p>
      <text:p text:style-name="P14">Indefinite Plural</text:p>
      <text:p text:style-name="P25">-</text:p>
      <text:p text:style-name="P18">Definite Singular</text:p>
      <text:p text:style-name="P23">-</text:p>
      <text:p text:style-name="P18">Definite Plural</text:p>
      <text:p text:style-name="P27">etru</text:p>
      <text:p text:style-name="P41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7">Number</text:p>
          </table:table-cell>
          <table:table-cell table:style-name="Table4.A1" office:value-type="string">
            <text:p text:style-name="P37">Person</text:p>
          </table:table-cell>
          <table:table-cell table:style-name="Table4.A1" office:value-type="string">
            <text:p text:style-name="P37">English</text:p>
          </table:table-cell>
          <table:table-cell table:style-name="Table4.A1" office:value-type="string">
            <text:p text:style-name="P35"><text:span text:style-name="T18">ess</text:span><text:span text:style-name="T18">E</text:span><text:span text:style-name="T18">o</text:span></text:p>
          </table:table-cell>
        </table:table-row>
        <table:table-row table:style-name="Table4.1">
          <table:table-cell table:style-name="Table4.A2" office:value-type="string">
            <text:p text:style-name="P37">Singular</text:p>
          </table:table-cell>
          <table:table-cell table:style-name="Table4.A2" office:value-type="string">
            <text:p text:style-name="P37">1st</text:p>
          </table:table-cell>
          <table:table-cell table:style-name="Table4.A2" office:value-type="string">
            <text:p text:style-name="P37">I, me</text:p>
          </table:table-cell>
          <table:table-cell table:style-name="Table4.A2" office:value-type="string">
            <text:p text:style-name="P24">-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2nd</text:p>
          </table:table-cell>
          <table:table-cell table:style-name="Table4.A2" office:value-type="string">
            <text:p text:style-name="P37">you</text:p>
          </table:table-cell>
          <table:table-cell table:style-name="Table4.A2" office:value-type="string">
            <text:p text:style-name="P36">y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he, she, it, this</text:p>
          </table:table-cell>
          <table:table-cell table:style-name="Table4.A2" office:value-type="string">
            <text:p text:style-name="P36">sonu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that</text:p>
          </table:table-cell>
          <table:table-cell table:style-name="Table4.A2" office:value-type="string">
            <text:p text:style-name="P36">sonA</text:p>
          </table:table-cell>
        </table:table-row>
        <table:table-row table:style-name="Table4.1">
          <table:table-cell table:style-name="Table4.A2" office:value-type="string">
            <text:p text:style-name="P37">Plural</text:p>
          </table:table-cell>
          <table:table-cell table:style-name="Table4.A2" office:value-type="string">
            <text:p text:style-name="P37">1st</text:p>
          </table:table-cell>
          <table:table-cell table:style-name="Table4.A2" office:value-type="string">
            <text:p text:style-name="P37">we, us</text:p>
          </table:table-cell>
          <table:table-cell table:style-name="Table4.A2" office:value-type="string">
            <text:p text:style-name="P35"><text:span text:style-name="T19">s</text:span><text:span text:style-name="T19">U</text:span>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2nd</text:p>
          </table:table-cell>
          <table:table-cell table:style-name="Table4.A2" office:value-type="string">
            <text:p text:style-name="P37">you all</text:p>
          </table:table-cell>
          <table:table-cell table:style-name="Table4.A2" office:value-type="string">
            <text:p text:style-name="P36">tan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they, these</text:p>
          </table:table-cell>
          <table:table-cell table:style-name="Table4.A2" office:value-type="string">
            <text:p text:style-name="P36">sUnu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those</text:p>
          </table:table-cell>
          <table:table-cell table:style-name="Table4.A2" office:value-type="string">
            <text:p text:style-name="P36">sUnA</text:p>
          </table:table-cell>
        </table:table-row>
      </table:table>
      <text:p text:style-name="P41">Punctuation</text:p>
      <text:p text:style-name="P18">Period</text:p>
      <text:p text:style-name="P9">.</text:p>
      <text:p text:style-name="P18">Comma</text:p>
      <text:p text:style-name="P9"><text:soft-page-break/>,</text:p>
      <text:p text:style-name="P18">Number Marker</text:p>
      <text:p text:style-name="P9">;</text:p>
      <text:p text:style-name="P18">Quotation Marks</text:p>
      <text:p text:style-name="P9">&lt;&gt;</text:p>
      <text:p text:style-name="P18">Parenthesis</text:p>
      <text:p text:style-name="P23">()</text:p>
      <text:p text:style-name="P18">Brackets</text:p>
      <text:p text:style-name="P23">[]</text:p>
      <text:p text:style-name="P18">Curly Brackets</text:p>
      <text:p text:style-name="P23">{}</text:p>
      <text:p text:style-name="P41">Markers</text:p>
      <text:p text:style-name="P42"><text:span text:style-name="T46">Direct</text:span><text:span text:style-name="T46"> Object</text:span></text:p>
      <text:p text:style-name="P22"><text:span text:style-name="T54">do</text:span></text:p>
      <text:p text:style-name="P12"><text:span text:style-name="T54"/></text:p>
      <text:p text:style-name="P12"><text:span text:style-name="T58">"I own the night."</text:span></text:p>
      <text:p text:style-name="P30">&lt;brAs teo tru.&gt;</text:p>
      <text:p text:style-name="P15"/>
      <text:p text:style-name="P15">"The night, I own."</text:p>
      <text:p text:style-name="P23"><text:span text:style-name="T46">&lt;teo do tru brAs.&gt;</text:span></text:p>
      <text:p text:style-name="P42"><text:span text:style-name="T61">Possesive</text:span></text:p>
      <text:p text:style-name="P30">es</text:p>
      <text:p text:style-name="P18"><text:span text:style-name="T45"/></text:p>
      <text:p text:style-name="P18"><text:span text:style-name="T45">"They will own the night of the people."</text:span></text:p>
      <text:p text:style-name="P23"><text:span text:style-name="T46">&lt;sUnu brAso teo po tru sE es </text:span><text:span text:style-name="T14">etru</text:span><text:span text:style-name="T46">.&gt;</text:span></text:p>
      <text:p text:style-name="P14"><text:soft-page-break/></text:p>
      <text:p text:style-name="P14">"Their people will force us."</text:p>
      <text:p text:style-name="P23"><text:span text:style-name="T46">&lt;sE s</text:span><text:span text:style-name="T14">U</text:span><text:span text:style-name="T46">nu es das</text:span><text:span text:style-name="T14">U</text:span><text:span text:style-name="T46"> s</text:span><text:span text:style-name="T14">U</text:span><text:span text:style-name="T46">.&gt;</text:span></text:p>
      <text:p text:style-name="P42"><text:span text:style-name="T61">Towards</text:span></text:p>
      <text:p text:style-name="P30">prU</text:p>
      <text:p text:style-name="P18"><text:span text:style-name="T61"/></text:p>
      <text:p text:style-name="P18"><text:span text:style-name="T61">"You all will speak to the people."</text:span></text:p>
      <text:p text:style-name="P9"><text:span text:style-name="T27">&lt;tan v</text:span><text:span text:style-name="T14">O</text:span><text:span text:style-name="T27">so sE prU </text:span><text:span text:style-name="T14">etru</text:span><text:span text:style-name="T27">.&gt;</text:span></text:p>
      <text:p text:style-name="P42"><text:span text:style-name="T48">For</text:span></text:p>
      <text:p text:style-name="P11">os</text:p>
      <text:p text:style-name="P33"><text:span text:style-name="T56"/></text:p>
      <text:p text:style-name="P33"><text:span text:style-name="T56">"We owned the night for the people."</text:span></text:p>
      <text:p text:style-name="P9"><text:span text:style-name="T46">&lt;s</text:span><text:span text:style-name="T14">U</text:span><text:span text:style-name="T46"> obrAs teo po tru sE os </text:span><text:span text:style-name="T14">etru</text:span><text:span text:style-name="T46">.&gt;</text:span></text:p>
      <text:p text:style-name="P42"><text:span text:style-name="T61">And</text:span></text:p>
      <text:p text:style-name="P28">un</text:p>
      <text:p text:style-name="P14"><text:span text:style-name="T61"/></text:p>
      <text:p text:style-name="P14"><text:span text:style-name="T61">"They have done good and evil."</text:span></text:p>
      <text:p text:style-name="P9"><text:span text:style-name="T46">&lt;s</text:span><text:span text:style-name="T14">U</text:span><text:span text:style-name="T46">nu do aon </text:span><text:span text:style-name="T14">un g</text:span><text:span text:style-name="T14">W</text:span><text:span text:style-name="T46">.&gt;</text:span></text:p>
      <text:p text:style-name="P14"/>
      <text:p text:style-name="P15">"You all speak for the people and not a state."</text:p>
      <text:p text:style-name="P29"><text:span text:style-name="T4">&lt;tan v</text:span><text:span text:style-name="T10">O</text:span><text:span text:style-name="T4">s sE </text:span><text:span text:style-name="T10">etru</text:span><text:span text:style-name="T4"> </text:span><text:span text:style-name="T10">un</text:span><text:span text:style-name="T4"> do</text:span><text:span text:style-name="T4">ks</text:span><text:span text:style-name="T4"> anu os.&gt;</text:span></text:p>
      <text:p text:style-name="P3"/>
      <text:p text:style-name="P42"><text:soft-page-break/>Or</text:p>
      <text:p text:style-name="P31">et</text:p>
      <text:p text:style-name="P14"/>
      <text:p text:style-name="P16">Red or yellow?</text:p>
      <text:p text:style-name="P32"><text:span text:style-name="T27">&lt;?somno et nEsu.&gt;</text:span></text:p>
      <text:p text:style-name="P42">Question (pronounced "cay")</text:p>
      <text:p text:style-name="P8">?</text:p>
      <text:p text:style-name="P18"/>
      <text:p text:style-name="P16">"Will you own the people, or will the people own you?"</text:p>
      <text:p text:style-name="normal"><text:span text:style-name="T6">&lt;?ton brAso sE </text:span><text:span text:style-name="T12">etru</text:span><text:span text:style-name="T6">, et sE po </text:span><text:span text:style-name="T12">etru</text:span><text:span text:style-name="T6"> brAso ton.&gt;</text:span></text:p>
      <text:p text:style-name="P42">Not</text:p>
      <text:p text:style-name="P31">anu</text:p>
      <text:p text:style-name="P16"/>
      <text:p text:style-name="P16">"You did not force me."</text:p>
      <text:p text:style-name="P31">&lt;ton odaso anu.&gt;</text:p>
      <text:p text:style-name="P14"/>
      <text:p text:style-name="P16">"I will not force you."</text:p>
      <text:p text:style-name="P29"><text:span text:style-name="T4">&lt;das</text:span><text:span text:style-name="T10">O</text:span><text:span text:style-name="T4"> anu ton.&gt;</text:span></text:p>
      <text:p text:style-name="P41">Verb Tenses</text:p>
      <text:p text:style-name="P18"><text:span text:style-name="T27">"I owned."</text:span></text:p>
      <text:p text:style-name="P23"><text:span text:style-name="T27">&lt;obrAs.&gt;</text:span> </text:p>
      <text:p text:style-name="P18"/>
      <text:p text:style-name="P18">"I own."</text:p>
      <text:p text:style-name="P26">&lt;brAs.&gt;</text:p>
      <text:p text:style-name="P18"><text:soft-page-break/></text:p>
      <text:p text:style-name="P20">"I will own."</text:p>
      <text:p text:style-name="P26">&lt;brAso.&gt;</text:p>
      <text:p text:style-name="P20"/>
      <text:p text:style-name="P19">"I owned the night."</text:p>
      <text:p text:style-name="P23"><text:span text:style-name="T27">&lt;obrAs teo tru.&gt;</text:span><text:span text:style-name="T51"> </text:span></text:p>
      <text:p text:style-name="P18"/>
      <text:p text:style-name="P18">"I own the night."</text:p>
      <text:p text:style-name="P23"><text:span text:style-name="T27">&lt;brAs teo tru.&gt;</text:span><text:span text:style-name="T51"> </text:span></text:p>
      <text:p text:style-name="P18"/>
      <text:p text:style-name="P14"><text:span text:style-name="T46">"I will own the night."</text:span></text:p>
      <text:p text:style-name="P34"><text:span text:style-name="T6">&lt;brAso teo tru.&gt;</text:span><text:span text:style-name="T9"> </text:span></text:p>
      <text:p text:style-name="P16"/>
      <text:p text:style-name="P16">"I stood with you."</text:p>
      <text:p text:style-name="P31">&lt;Agres lU ton.&gt;</text:p>
      <text:p text:style-name="P14"/>
      <text:p text:style-name="P16">"I will be standing with them."</text:p>
      <text:p text:style-name="P29"><text:span text:style-name="T4">&lt;ahreso nul l</text:span><text:span text:style-name="T10">U sUnu</text:span><text:span text:style-name="T4">.&gt;</text:span></text:p>
      <text:p text:style-name="P14"/>
      <text:p text:style-name="P17">Progressive Action</text:p>
      <text:p text:style-name="P32"><text:span text:style-name="T27">nul</text:span></text:p>
      <text:p text:style-name="P14"><text:span text:style-name="T27"/></text:p>
      <text:p text:style-name="P16">"You are owning the night."</text:p>
      <text:p text:style-name="normal"><text:span text:style-name="T6">&lt;Y brAs nul teo tru.&gt;</text:span><text:span text:style-name="T8"><text:line-break/></text:span></text:p>
      <text:p text:style-name="P16">Completed Action</text:p>
      <text:p text:style-name="P11">do</text:p>
      <text:p text:style-name="P14"/>
      <text:p text:style-name="P16">"You had owned the night."</text:p>
      <text:p text:style-name="P31">&lt;Y obrAs do teo tru.&gt;</text:p>
      <text:p text:style-name="P14"/>
      <text:p text:style-name="P14"><text:soft-page-break/>"You have owned the night."</text:p>
      <text:p text:style-name="P25"><text:span text:style-name="T27">&lt;Y brAs do teo tru.&gt;</text:span></text:p>
      <text:p text:style-name="P14"><text:span text:style-name="T27"/></text:p>
      <text:p text:style-name="P14">"You will have owned the night."</text:p>
      <text:p text:style-name="P32"><text:span text:style-name="T27">&lt;Y brAs do teo tru.&gt;</text:span></text:p>
      <text:p text:style-name="P16"/>
      <text:p text:style-name="P16">“You had been owning the night.”</text:p>
      <text:p text:style-name="P31">&lt;Y obrAs do mul tEO tru.&gt;</text:p>
      <text:p text:style-name="P14"/>
      <text:p text:style-name="P14">"You have been owning the night."</text:p>
      <text:p text:style-name="P31">&lt;Y brAs do mul tEO tru.&gt;</text:p>
      <text:p text:style-name="P14"/>
      <text:p text:style-name="P14">“You will be owning the night.”</text:p>
      <text:p text:style-name="P30">&lt;Y brAso do mul tEO tru.&gt;</text:p>
      <text:p text:style-name="P18"/>
      <text:p text:style-name="P19">“Will you have owned the night?”</text:p>
      <text:p text:style-name="P29"><text:span text:style-name="T7">&lt;?ton brAso do mul tEO tru.&gt;</text:span></text:p>
      <text:p text:style-name="P41">Numbers</text:p>
      <text:p text:style-name="P1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2"/>
        <table:table-column table:style-name="Table5.M"/>
        <table:table-row table:style-name="Table5.1">
          <table:table-cell table:style-name="Table5.A1" office:value-type="string">
            <text:p text:style-name="P38">0</text:p>
          </table:table-cell>
          <table:table-cell table:style-name="Table5.A1" office:value-type="string">
            <text:p text:style-name="P38">1</text:p>
          </table:table-cell>
          <table:table-cell table:style-name="Table5.A1" office:value-type="string">
            <text:p text:style-name="P38">2</text:p>
          </table:table-cell>
          <table:table-cell table:style-name="Table5.A1" office:value-type="string">
            <text:p text:style-name="P38">3</text:p>
          </table:table-cell>
          <table:table-cell table:style-name="Table5.A1" office:value-type="string">
            <text:p text:style-name="P38">4</text:p>
          </table:table-cell>
          <table:table-cell table:style-name="Table5.A1" office:value-type="string">
            <text:p text:style-name="P38">5</text:p>
          </table:table-cell>
          <table:table-cell table:style-name="Table5.A1" office:value-type="string">
            <text:p text:style-name="P38">6</text:p>
          </table:table-cell>
          <table:table-cell table:style-name="Table5.A1" office:value-type="string">
            <text:p text:style-name="P38">7</text:p>
          </table:table-cell>
          <table:table-cell table:style-name="Table5.A1" office:value-type="string">
            <text:p text:style-name="P38">8</text:p>
          </table:table-cell>
          <table:table-cell table:style-name="Table5.A1" office:value-type="string">
            <text:p text:style-name="P38">9</text:p>
          </table:table-cell>
          <table:table-cell table:style-name="Table5.A1" office:value-type="string">
            <text:p text:style-name="P38">10</text:p>
          </table:table-cell>
          <table:table-cell table:style-name="Table5.A1" office:value-type="string">
            <text:p text:style-name="P38">11</text:p>
          </table:table-cell>
          <table:table-cell table:style-name="Table5.A1" office:value-type="string">
            <text:p text:style-name="P40"><text:span text:style-name="T20">12</text:span><text:span text:style-name="T21">1</text:span></text:p>
          </table:table-cell>
        </table:table-row>
        <table:table-row table:style-name="Table5.1">
          <table:table-cell table:style-name="Table5.A2" office:value-type="string">
            <text:p text:style-name="P39">0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39">2</text:p>
          </table:table-cell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39">4</text:p>
          </table:table-cell>
          <table:table-cell table:style-name="Table5.A2" office:value-type="string">
            <text:p text:style-name="P39">5</text:p>
          </table:table-cell>
          <table:table-cell table:style-name="Table5.A2" office:value-type="string">
            <text:p text:style-name="P39">6</text:p>
          </table:table-cell>
          <table:table-cell table:style-name="Table5.A2" office:value-type="string">
            <text:p text:style-name="P39">7</text:p>
          </table:table-cell>
          <table:table-cell table:style-name="Table5.A2" office:value-type="string">
            <text:p text:style-name="P39">8</text:p>
          </table:table-cell>
          <table:table-cell table:style-name="Table5.A2" office:value-type="string">
            <text:p text:style-name="P39">E</text:p>
          </table:table-cell>
          <table:table-cell table:style-name="Table5.A2" office:value-type="string">
            <text:p text:style-name="P39">A</text:p>
          </table:table-cell>
          <table:table-cell table:style-name="Table5.A2" office:value-type="string">
            <text:p text:style-name="P39">U</text:p>
          </table:table-cell>
          <table:table-cell table:style-name="Table5.A2" office:value-type="string">
            <text:p text:style-name="P39">I</text:p>
          </table:table-cell>
        </table:table-row>
      </table:table>
      <text:p text:style-name="P2"/>
      <table:table table:name="Table1" table:style-name="Table1">
        <table:table-column table:style-name="Table1.A" table:number-columns-repeated="8"/>
        <text:soft-page-break/>
        <table:table-row table:style-name="Table1.1">
          <table:table-cell table:style-name="Table1.A1" office:value-type="string">
            <text:p text:style-name="P40"><text:span text:style-name="T20">12</text:span><text:span text:style-name="T21">2</text:span></text:p>
          </table:table-cell>
          <table:table-cell table:style-name="Table1.A1" office:value-type="string">
            <text:p text:style-name="P40"><text:span text:style-name="T20">12</text:span><text:span text:style-name="T21">3</text:span></text:p>
          </table:table-cell>
          <table:table-cell table:style-name="Table1.A1" office:value-type="string">
            <text:p text:style-name="P40"><text:span text:style-name="T20">12</text:span><text:span text:style-name="T21">4</text:span></text:p>
          </table:table-cell>
          <table:table-cell table:style-name="Table1.A1" office:value-type="string">
            <text:p text:style-name="P40"><text:span text:style-name="T20">12</text:span><text:span text:style-name="T21">5</text:span></text:p>
          </table:table-cell>
          <table:table-cell table:style-name="Table1.A1" office:value-type="string">
            <text:p text:style-name="P40"><text:span text:style-name="T20">12</text:span><text:span text:style-name="T21">6</text:span></text:p>
          </table:table-cell>
          <table:table-cell table:style-name="Table1.A1" office:value-type="string">
            <text:p text:style-name="P40"><text:span text:style-name="T20">12</text:span><text:span text:style-name="T21">7</text:span></text:p>
          </table:table-cell>
          <table:table-cell table:style-name="Table1.A1" office:value-type="string">
            <text:p text:style-name="P40"><text:span text:style-name="T20">12</text:span><text:span text:style-name="T21">8</text:span></text:p>
          </table:table-cell>
          <table:table-cell table:style-name="Table1.A1" office:value-type="string">
            <text:p text:style-name="P40"><text:span text:style-name="T20">12</text:span><text:span text:style-name="T21">9</text:span></text:p>
          </table:table-cell>
        </table:table-row>
        <table:table-row table:style-name="Table1.1">
          <table:table-cell table:style-name="Table1.A2" office:value-type="string">
            <text:p text:style-name="P39">k</text:p>
          </table:table-cell>
          <table:table-cell table:style-name="Table1.A2" office:value-type="string">
            <text:p text:style-name="P39">n</text:p>
          </table:table-cell>
          <table:table-cell table:style-name="Table1.A2" office:value-type="string">
            <text:p text:style-name="P39">m</text:p>
          </table:table-cell>
          <table:table-cell table:style-name="Table1.A2" office:value-type="string">
            <text:p text:style-name="P39">s</text:p>
          </table:table-cell>
          <table:table-cell table:style-name="Table1.A2" office:value-type="string">
            <text:p text:style-name="P39">j</text:p>
          </table:table-cell>
          <table:table-cell table:style-name="Table1.A2" office:value-type="string">
            <text:p text:style-name="P39">r</text:p>
          </table:table-cell>
          <table:table-cell table:style-name="Table1.A2" office:value-type="string">
            <text:p text:style-name="P39">g</text:p>
          </table:table-cell>
          <table:table-cell table:style-name="Table1.A2" office:value-type="string">
            <text:p text:style-name="P39">l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40"><text:span text:style-name="T20">12</text:span><text:span text:style-name="T21">10</text:span></text:p>
          </table:table-cell>
          <table:table-cell table:style-name="Table2.A1" office:value-type="string">
            <text:p text:style-name="P40"><text:span text:style-name="T20">12</text:span><text:span text:style-name="T21">11</text:span></text:p>
          </table:table-cell>
          <table:table-cell table:style-name="Table2.A1" office:value-type="string">
            <text:p text:style-name="P40"><text:span text:style-name="T20">12</text:span><text:span text:style-name="T21">12</text:span></text:p>
          </table:table-cell>
          <table:table-cell table:style-name="Table2.A1" office:value-type="string">
            <text:p text:style-name="P40"><text:span text:style-name="T20">12</text:span><text:span text:style-name="T21">13</text:span></text:p>
          </table:table-cell>
          <table:table-cell table:style-name="Table2.A1" office:value-type="string">
            <text:p text:style-name="P40"><text:span text:style-name="T20">12</text:span><text:span text:style-name="T21">14</text:span></text:p>
          </table:table-cell>
          <table:table-cell table:style-name="Table2.A1" office:value-type="string">
            <text:p text:style-name="P40"><text:span text:style-name="T20">12</text:span><text:span text:style-name="T21">15</text:span></text:p>
          </table:table-cell>
          <table:table-cell table:style-name="Table2.A1" office:value-type="string">
            <text:p text:style-name="P40"><text:span text:style-name="T20">12</text:span><text:span text:style-name="T21">16</text:span></text:p>
          </table:table-cell>
          <table:table-cell table:style-name="Table2.A1" office:value-type="string">
            <text:p text:style-name="P40"><text:span text:style-name="T20">12</text:span><text:span text:style-name="T21">17</text:span></text:p>
          </table:table-cell>
        </table:table-row>
        <table:table-row table:style-name="Table2.1">
          <table:table-cell table:style-name="Table2.A2" office:value-type="string">
            <text:p text:style-name="P39">F</text:p>
          </table:table-cell>
          <table:table-cell table:style-name="Table2.A2" office:value-type="string">
            <text:p text:style-name="P39">t</text:p>
          </table:table-cell>
          <table:table-cell table:style-name="Table2.A2" office:value-type="string">
            <text:p text:style-name="P39">D</text:p>
          </table:table-cell>
          <table:table-cell table:style-name="Table2.A2" office:value-type="string">
            <text:p text:style-name="P39">P</text:p>
          </table:table-cell>
          <table:table-cell table:style-name="Table2.A2" office:value-type="string">
            <text:p text:style-name="P39">C</text:p>
          </table:table-cell>
          <table:table-cell table:style-name="Table2.A2" office:value-type="string">
            <text:p text:style-name="P39">H</text:p>
          </table:table-cell>
          <table:table-cell table:style-name="Table2.A2" office:value-type="string">
            <text:p text:style-name="P39">T</text:p>
          </table:table-cell>
          <table:table-cell table:style-name="Table2.A2" office:value-type="string">
            <text:p text:style-name="P39">S</text:p>
          </table:table-cell>
        </table:table-row>
      </table:table>
      <text:p text:style-name="P7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40"><text:span text:style-name="T20">12</text:span><text:span text:style-name="T21">18</text:span></text:p>
          </table:table-cell>
          <table:table-cell table:style-name="Table3.A1" office:value-type="string">
            <text:p text:style-name="P40"><text:span text:style-name="T20">12</text:span><text:span text:style-name="T21">19</text:span></text:p>
          </table:table-cell>
          <table:table-cell table:style-name="Table3.A1" office:value-type="string">
            <text:p text:style-name="P40"><text:span text:style-name="T20">12</text:span><text:span text:style-name="T21">20</text:span></text:p>
          </table:table-cell>
          <table:table-cell table:style-name="Table3.A1" office:value-type="string">
            <text:p text:style-name="P40"><text:span text:style-name="T20">12</text:span><text:span text:style-name="T21">21</text:span></text:p>
          </table:table-cell>
          <table:table-cell table:style-name="Table3.A1" office:value-type="string">
            <text:p text:style-name="P40"><text:span text:style-name="T20">12</text:span><text:span text:style-name="T21">22</text:span></text:p>
          </table:table-cell>
          <table:table-cell table:style-name="Table3.A1" office:value-type="string">
            <text:p text:style-name="P40"><text:span text:style-name="T20">12</text:span><text:span text:style-name="T21">23</text:span></text:p>
          </table:table-cell>
          <table:table-cell table:style-name="Table3.A1" office:value-type="string">
            <text:p text:style-name="P40"><text:span text:style-name="T20">12</text:span><text:span text:style-name="T21">24</text:span></text:p>
          </table:table-cell>
          <table:table-cell table:style-name="Table3.A1" office:value-type="string">
            <text:p text:style-name="P40"><text:span text:style-name="T20">12</text:span><text:span text:style-name="T21">25</text:span></text:p>
          </table:table-cell>
        </table:table-row>
        <table:table-row table:style-name="Table3.1">
          <table:table-cell table:style-name="Table3.A2" office:value-type="string">
            <text:p text:style-name="P39">B</text:p>
          </table:table-cell>
          <table:table-cell table:style-name="Table3.A2" office:value-type="string">
            <text:p text:style-name="P39">L</text:p>
          </table:table-cell>
          <table:table-cell table:style-name="Table3.A2" office:value-type="string">
            <text:p text:style-name="P39">V</text:p>
          </table:table-cell>
          <table:table-cell table:style-name="Table3.A2" office:value-type="string">
            <text:p text:style-name="P39">z</text:p>
          </table:table-cell>
          <table:table-cell table:style-name="Table3.A2" office:value-type="string">
            <text:p text:style-name="P39">h</text:p>
          </table:table-cell>
          <table:table-cell table:style-name="Table3.A2" office:value-type="string">
            <text:p text:style-name="P39">Z</text:p>
          </table:table-cell>
          <table:table-cell table:style-name="Table3.A2" office:value-type="string">
            <text:p text:style-name="P39">X</text:p>
          </table:table-cell>
          <table:table-cell table:style-name="Table3.A2" office:value-type="string">
            <text:p text:style-name="P39">N</text:p>
          </table:table-cell>
        </table:table-row>
      </table:table>
      <text:p text:style-name="P7"/>
      <text:p text:style-name="P18">If necessary, numbers are marked with the <text:span text:style-name="T27">;</text:span> symbol.</text:p>
      <text:p text:style-name="P1"/>
      <text:p text:style-name="P29"><text:span text:style-name="T10">;</text:span><text:span text:style-name="T7">1cn3</text:span></text:p>
      <text:p text:style-name="P30">;1ccn</text:p>
      <text:p text:style-name="P20"/>
      <text:p text:style-name="P20">“12:34”</text:p>
      <text:p text:style-name="P30">12:34</text:p>
      <text:p text:style-name="P18"><text:span text:style-name="T45"/></text:p>
      <text:p text:style-name="P18"><text:span text:style-name="T45">Positional terms like "1st" and modifiers like "double" are formed with the word for position: </text:span><text:span text:style-name="T59">ok</text:span><text:span text:style-name="T45">, a number name, and the ending </text:span><text:span text:style-name="T59">s</text:span><text:span text:style-name="T45">.</text:span></text:p>
      <text:p text:style-name="P16"/>
      <text:p text:style-name="P18"><text:span text:style-name="T45">The word for "double" or "2nd" is </text:span><text:span text:style-name="T60">O</text:span><text:span text:style-name="T59">kAs</text:span><text:span text:style-name="T45">.</text:span></text:p>
      <text:p text:style-name="P41">Words for Love &amp; Hate</text:p>
      <text:p text:style-name="P52"><text:span text:style-name="T34">“Love and Hate”</text:span></text:p>
      <text:p text:style-name="P46">w an o</text:p>
      <text:p text:style-name="P48"/>
      <text:p text:style-name="P56"><text:span text:style-name="T5">1. </text:span><text:span text:style-name="T35">Love</text:span></text:p>
      <text:p text:style-name="P56"><text:span text:style-name="T5">2. Om</text:span><text:span text:style-name="T35"> – Spiritual Love</text:span></text:p>
      <text:p text:style-name="P56"><text:span text:style-name="T5">3. sOm </text:span><text:span text:style-name="T35">– </text:span><text:span text:style-name="T36">Love of the ideal self</text:span></text:p>
      <text:p text:style-name="P56"><text:soft-page-break/><text:span text:style-name="T39">3. hOm</text:span><text:span text:style-name="T36"> – Love of community</text:span></text:p>
      <text:p text:style-name="P56"><text:span text:style-name="T39">3. vOem</text:span><text:span text:style-name="T36"> – Love of Life/Spirit</text:span></text:p>
      <text:p text:style-name="P56"><text:span text:style-name="T39">3. LxOm</text:span><text:span text:style-name="T35"> – </text:span><text:span text:style-name="T36">Love of God/Soul</text:span></text:p>
      <text:p text:style-name="P56"><text:span text:style-name="T5">2. vO</text:span><text:span text:style-name="T35"> – Carnal Love</text:span></text:p>
      <text:p text:style-name="P56"><text:span text:style-name="T5">3. vLU </text:span><text:span text:style-name="T35">– Romantic love</text:span></text:p>
      <text:p text:style-name="P56"><text:span text:style-name="T5">3. arvO</text:span><text:span text:style-name="T35"> – </text:span><text:span text:style-name="T36">Friendship love</text:span></text:p>
      <text:p text:style-name="P56"><text:span text:style-name="T39">3. volo</text:span><text:span text:style-name="T5"> </text:span><text:span text:style-name="T35">– </text:span><text:span text:style-name="T36">Love of animals</text:span></text:p>
      <text:p text:style-name="P56"><text:span text:style-name="T39">3. vono</text:span><text:span text:style-name="T35"> – </text:span><text:span text:style-name="T36">Love of nature</text:span></text:p>
      <text:p text:style-name="P56"><text:span text:style-name="T5">1. I -</text:span><text:span text:style-name="T35"> Hate</text:span></text:p>
      <text:p text:style-name="P57"><text:span text:style-name="T5">2. vI</text:span><text:span text:style-name="T35"> – Spiritual Hate</text:span></text:p>
      <text:p text:style-name="P57"><text:span text:style-name="T5">3. vIl</text:span><text:span text:style-name="T35"> - Hatred of the evil self</text:span></text:p>
      <text:p text:style-name="P57"><text:span text:style-name="T5">3. vIv</text:span><text:span text:style-name="T35"> - Hatred of God</text:span></text:p>
      <text:p text:style-name="P57"><text:span text:style-name="T5">3. nIl</text:span><text:span text:style-name="T35"> - Hatred of Life</text:span></text:p>
      <text:p text:style-name="P57"><text:span text:style-name="T5">3. hIv</text:span><text:span text:style-name="T35"> - Hatred of community</text:span></text:p>
      <text:p text:style-name="P56"><text:span text:style-name="T5">2. Im</text:span><text:span text:style-name="T35"> – Carnal Hate</text:span></text:p>
      <text:p text:style-name="P56"><text:span text:style-name="T5">3. slIm</text:span><text:span text:style-name="T35"> – Hatred of Love</text:span></text:p>
      <text:p text:style-name="P56"><text:span text:style-name="T5">3. slIm</text:span><text:span text:style-name="T35"> – Betrayal</text:span></text:p>
      <text:p text:style-name="P56"><text:span text:style-name="T5">3. slIm</text:span><text:span text:style-name="T35"> – Betrayal</text:span></text:p>
      <text:p text:style-name="P56"><text:span text:style-name="T5">3. slIm</text:span><text:span text:style-name="T35"> – Betrayal</text:span></text:p>
      <text:p text:style-name="P41">Examples</text:p>
      <text:p text:style-name="P45">Aono and Ecssiah</text:p>
      <text:p text:style-name="P46"><text:span text:style-name="T41">AOnO an ekssEo</text:span></text:p>
      <text:p text:style-name="P52"/>
      <text:p text:style-name="P52">Good and Evil</text:p>
      <text:p text:style-name="P46"><text:span text:style-name="T42">A</text:span><text:span text:style-name="T42">o</text:span><text:span text:style-name="T42">n an g</text:span><text:span text:style-name="T42">W</text:span></text:p>
      <text:p text:style-name="P52"/>
      <text:p text:style-name="P49">Beginning and Ending</text:p>
      <text:p text:style-name="P58"><text:span text:style-name="T3">o</text:span><text:span text:style-name="T3">k</text:span><text:span text:style-name="T3"> </text:span><text:span text:style-name="T3">a</text:span><text:span text:style-name="T3">n </text:span><text:span text:style-name="T3">ks</text:span><text:span text:style-name="T3">o</text:span></text:p>
      <text:p text:style-name="P49"/>
      <text:p text:style-name="P53"><text:span text:style-name="T44">Female</text:span> and <text:span text:style-name="T44">Male</text:span></text:p>
      <text:p text:style-name="P58"><text:span text:style-name="T13">ne</text:span><text:span text:style-name="T13">W</text:span><text:span text:style-name="T13">s an sOen</text:span></text:p>
      <text:p text:style-name="P52"><text:span text:style-name="T44"/></text:p>
      <text:p text:style-name="P53"><text:soft-page-break/>Spirit and Soul</text:p>
      <text:p text:style-name="P50">sun an Aden</text:p>
      <text:p text:style-name="P52"/>
      <text:p text:style-name="P53">Just </text:p>
      <text:p text:style-name="P59">Ion</text:p>
      <text:p text:style-name="P53"/>
      <text:p text:style-name="P53">Justice</text:p>
      <text:p text:style-name="P51">Iono</text:p>
      <text:p text:style-name="P53"/>
      <text:p text:style-name="P53">Good</text:p>
      <text:p text:style-name="P51">Aon</text:p>
      <text:p text:style-name="P53"/>
      <text:p text:style-name="P53">Peace</text:p>
      <text:p text:style-name="P47"><text:span text:style-name="T1">I</text:span><text:span text:style-name="T1">on</text:span><text:span text:style-name="T1">u</text:span></text:p>
      <text:p text:style-name="P53"/>
      <text:p text:style-name="P53">Happiness</text:p>
      <text:p text:style-name="P59">Aono</text:p>
      <text:p text:style-name="P53"/>
      <text:p text:style-name="P53">Jarl</text:p>
      <text:p text:style-name="P58"><text:span text:style-name="T3">E</text:span><text:span text:style-name="T3">orul</text:span></text:p>
      <text:p text:style-name="P52"/>
      <text:p text:style-name="P52">Hierarchy, pyramid</text:p>
      <text:p text:style-name="P58"><text:span text:style-name="T1">k</text:span><text:span text:style-name="T1">r</text:span><text:span text:style-name="T1">o</text:span><text:span text:style-name="T1">u</text:span><text:span text:style-name="T1">n</text:span></text:p>
      <text:p text:style-name="P52"/>
      <text:p text:style-name="P53">"We own the night."</text:p>
      <text:p text:style-name="P51">&lt;sU brAs tEO tru.&gt;</text:p>
      <text:p text:style-name="P54"/>
      <text:p text:style-name="P54">"We own nights."</text:p>
      <text:p text:style-name="P58"><text:span text:style-name="T2">&lt;s</text:span><text:span text:style-name="T37">U</text:span><text:span text:style-name="T2"> brAs teo tum.&gt;</text:span></text:p>
      <text:p text:style-name="P54"/>
      <text:p text:style-name="P54">"Nights, we own."</text:p>
      <text:p text:style-name="P58"><text:soft-page-break/><text:span text:style-name="T2">&lt;teo tum po s</text:span><text:span text:style-name="T37">U</text:span><text:span text:style-name="T2"> brAs.&gt;</text:span></text:p>
      <text:p text:style-name="P58"><text:span text:style-name="T2">&lt;teo po tum s</text:span><text:span text:style-name="T37">U</text:span><text:span text:style-name="T2"> brAs.&gt;</text:span></text:p>
      <text:p text:style-name="P54"/>
      <text:p text:style-name="P54">"They wrote the document."</text:p>
      <text:p text:style-name="P60"><text:span text:style-name="T45">&lt;s</text:span><text:span text:style-name="T43">U</text:span><text:span text:style-name="T45">nu ocr</text:span><text:span text:style-name="T43">U</text:span><text:span text:style-name="T45">s pasen tru.&gt;</text:span></text:p>
      <text:p text:style-name="P54"/>
      <text:p text:style-name="P53">"I will write the document."</text:p>
      <text:p text:style-name="P58"><text:span text:style-name="T3">&lt;k</text:span><text:span text:style-name="T3">rUso pasen tru.&gt;</text:span></text:p>
      <text:p text:style-name="P53"/>
      <text:p text:style-name="P53">Literal: "Their document has zero principles."</text:p>
      <text:p text:style-name="P53">Natural: "Their document has no principles."</text:p>
      <text:p text:style-name="P58"><text:span text:style-name="T3">&lt;pasen s</text:span><text:span text:style-name="T38">U</text:span><text:span text:style-name="T3">nu es avum lo</text:span><text:span text:style-name="T3">k</text:span><text:span text:style-name="T3">us o tum.&gt;</text:span></text:p>
      <text:p text:style-name="P44"/>
      <text:p text:style-name="P53">"Our document has good principles."</text:p>
      <text:p text:style-name="P46"><text:span text:style-name="T47">&lt;pasen s</text:span><text:span text:style-name="T42">U</text:span><text:span text:style-name="T47"> es avum locus aon tum.&gt;</text:span></text:p>
      <text:p text:style-name="P53"/>
      <text:p text:style-name="P55">"I began at the beginning."</text:p>
      <text:p text:style-name="P58"><text:span text:style-name="T5">&lt;O</text:span><text:span text:style-name="T5">k</text:span><text:span text:style-name="T39">O</text:span><text:span text:style-name="T5">s o</text:span><text:span text:style-name="T5">k</text:span><text:span text:style-name="T39">O</text:span><text:span text:style-name="T5">s dos tru.&gt;</text:span></text:p>
      <text:p text:style-name="P55"/>
      <text:p text:style-name="P55">"I will end at the ending."</text:p>
      <text:p text:style-name="P46"><text:span text:style-name="T34">&lt;o</text:span><text:span text:style-name="T34">k</text:span><text:span text:style-name="T34">moso o</text:span><text:span text:style-name="T34">k</text:span><text:span text:style-name="T34">mos dos tru.&gt;</text:span></text:p>
      <text:p text:style-name="P55"/>
      <text:p text:style-name="P55">"Are you writing a document?"</text:p>
      <text:p text:style-name="P58"><text:span text:style-name="T5">&lt;?ton </text:span><text:span text:style-name="T5">k</text:span><text:span text:style-name="T5">r</text:span><text:span text:style-name="T39">U</text:span><text:span text:style-name="T5">s mul pasen tru.&gt;</text:span></text:p>
      <text:p text:style-name="P55"><text:soft-page-break/></text:p>
      <text:p text:style-name="P55">"Yes, I am writing a document."</text:p>
      <text:p text:style-name="P58"><text:span text:style-name="T5">&lt;Z</text:span><text:span text:style-name="T5">u, </text:span><text:span text:style-name="T5">k</text:span><text:span text:style-name="T5">r</text:span><text:span text:style-name="T39">U</text:span><text:span text:style-name="T5">s mul pasen tru.&gt;</text:span></text:p>
      <text:p text:style-name="P55"/>
      <text:p text:style-name="P55">"He/She has good intentions."</text:p>
      <text:p text:style-name="P58"><text:span text:style-name="T5">&lt;sonu avum </text:span><text:span text:style-name="T5">W</text:span><text:span text:style-name="T5">tos aon </text:span><text:span text:style-name="T39">etru</text:span><text:span text:style-name="T5">.&gt;</text:span></text:p>
      <text:p text:style-name="P55"/>
      <text:p text:style-name="P55">"Are those people evil?"</text:p>
      <text:p text:style-name="P58"><text:span text:style-name="T5">&lt;?sE s</text:span><text:span text:style-name="T39">U</text:span><text:span text:style-name="T5">n</text:span><text:span text:style-name="T5">u</text:span><text:span text:style-name="T5"> g</text:span><text:span text:style-name="T39">W</text:span><text:span text:style-name="T5">.&gt;</text:span></text:p>
      <text:p text:style-name="P55"/>
      <text:p text:style-name="P55">"No, these people are good."</text:p>
      <text:p text:style-name="P58"><text:span text:style-name="T5">&lt;Zo, sE s</text:span><text:span text:style-name="T39">U</text:span><text:span text:style-name="T5">nu a</text:span><text:span text:style-name="T5">O</text:span><text:span text:style-name="T5">n.&gt;</text:span></text:p>
      <text:p text:style-name="P55"/>
      <text:p text:style-name="P52"><text:span text:style-name="T34">"I will stress the principles."</text:span></text:p>
      <text:p text:style-name="P58"><text:span text:style-name="T5">&lt;zIfo lokus </text:span><text:span text:style-name="T39">etru</text:span><text:span text:style-name="T5">.&gt;</text:span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  <style:font-face style:name="essio1" svg:font-family="essio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03T20:57:27</dc:date>
    <meta:editing-duration>P2DT6H20M7S</meta:editing-duration>
    <meta:editing-cycles>318</meta:editing-cycles>
    <meta:generator>OpenOffice/4.1.14$Unix OpenOffice.org_project/4114m1$Build-9811</meta:generator>
    <dc:creator>Michael Chapman</dc:creator>
    <meta:document-statistic meta:table-count="5" meta:image-count="0" meta:object-count="0" meta:page-count="12" meta:paragraph-count="316" meta:word-count="929" meta:character-count="4317"/>
  </office:meta>
</office:document-meta>
</file>